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253749f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cc967" officeooo:paragraph-rsid="02538d86" style:font-size-asian="18pt" style:font-weight-asian="normal" style:font-size-complex="18pt" style:font-weight-complex="normal"/>
    </style:style>
    <style:style style:name="P5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27a1f" officeooo:paragraph-rsid="02527a1f" style:font-size-asian="21pt" style:font-weight-asian="bold" style:font-size-complex="24pt" style:font-weight-complex="bold"/>
    </style:style>
    <style:style style:name="P6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27a1f" officeooo:paragraph-rsid="0253749f" style:font-size-asian="21pt" style:font-weight-asian="bold" style:font-size-complex="24pt" style:font-weight-complex="bold"/>
    </style:style>
    <style:style style:name="P7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27a1f" officeooo:paragraph-rsid="02538d86" style:font-size-asian="21pt" style:font-weight-asian="bold" style:font-size-complex="24pt" style:font-weight-complex="bold"/>
    </style:style>
    <style:style style:name="P8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4dceb7" officeooo:paragraph-rsid="02138ae9" style:font-size-asian="18pt" style:font-weight-asian="normal" style:font-size-complex="18pt" style:font-weight-complex="normal"/>
    </style:style>
    <style:style style:name="P9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27a1f" officeooo:paragraph-rsid="02527a1f" style:font-size-asian="15.75pt" style:font-weight-asian="normal" style:font-size-complex="18pt" style:font-weight-complex="normal"/>
    </style:style>
    <style:style style:name="P10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27a1f" officeooo:paragraph-rsid="0253749f" style:font-size-asian="15.75pt" style:font-weight-asian="normal" style:font-size-complex="18pt" style:font-weight-complex="normal"/>
    </style:style>
    <style:style style:name="P11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27a1f" officeooo:paragraph-rsid="02538d86" style:font-size-asian="15.75pt" style:font-weight-asian="normal" style:font-size-complex="18pt" style:font-weight-complex="normal"/>
    </style:style>
    <style:style style:name="P12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38d86" officeooo:paragraph-rsid="02538d86" style:font-size-asian="15.75pt" style:font-weight-asian="normal" style:font-size-complex="18pt" style:font-weight-complex="normal"/>
    </style:style>
    <style:style style:name="P13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6295a" officeooo:paragraph-rsid="0256295a" style:font-size-asian="15.75pt" style:font-weight-asian="normal" style:font-size-complex="18pt" style:font-weight-complex="normal"/>
    </style:style>
    <style:style style:name="P14" style:family="paragraph" style:parent-style-name="Quotations">
      <style:paragraph-properties fo:margin-top="0cm" fo:margin-bottom="0.499cm" loext:contextual-spacing="false"/>
    </style:style>
    <style:style style:name="P15" style:family="paragraph" style:parent-style-name="Quotations">
      <style:paragraph-properties fo:margin-top="0cm" fo:margin-bottom="0.499cm" loext:contextual-spacing="false"/>
      <style:text-properties fo:font-size="18pt" officeooo:paragraph-rsid="02527a1f" style:font-size-asian="18pt" style:font-size-complex="18pt"/>
    </style:style>
    <style:style style:name="P16" style:family="paragraph" style:parent-style-name="Quotations">
      <style:paragraph-properties fo:margin-top="0cm" fo:margin-bottom="0.499cm" loext:contextual-spacing="false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253749f" style:font-size-asian="21pt" style:font-weight-asian="bold" style:font-size-complex="2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2538d86" style:font-size-asian="21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4pt" style:text-underline-style="none" fo:font-weight="bold" officeooo:rsid="02538d86" officeooo:paragraph-rsid="02538d86" style:font-size-asian="18pt" style:font-weight-asian="bold" style:font-size-complex="2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2538d86" officeooo:paragraph-rsid="02538d86" style:font-size-asian="18pt" style:font-weight-asian="normal" style:font-size-complex="18pt" style:font-weight-complex="normal"/>
    </style:style>
    <style:style style:name="P22" style:family="paragraph" style:parent-style-name="Text_20_body" style:list-style-name="L2"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font-size="16pt" style:text-underline-style="none" fo:font-weight="normal" officeooo:rsid="0256295a" officeooo:paragraph-rsid="02138ae9" style:font-size-asian="16pt" style:font-weight-asian="normal" style:font-size-complex="16pt" style:font-weight-complex="normal"/>
    </style:style>
    <style:style style:name="P24" style:family="paragraph" style:parent-style-name="Text_20_body" style:list-style-name="L3">
      <style:text-properties fo:font-size="16pt" style:font-size-asian="16pt" style:font-size-complex="16pt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fo:font-size="16pt" style:font-size-asian="16pt" style:font-size-complex="16pt"/>
    </style:style>
    <style:style style:name="P26" style:family="paragraph" style:parent-style-name="Quotations" style:list-style-name="L1">
      <style:paragraph-properties fo:text-align="start" style:justify-single-word="false"/>
      <style:text-properties fo:font-size="18pt" style:text-underline-style="none" fo:font-weight="normal" officeooo:rsid="002cc967" officeooo:paragraph-rsid="0253749f" style:font-size-asian="18pt" style:font-weight-asian="normal" style:font-size-complex="18pt" style:font-weight-complex="normal"/>
    </style:style>
    <style:style style:name="P27" style:family="paragraph" style:parent-style-name="Quotations">
      <style:paragraph-properties fo:text-align="start" style:justify-single-word="false"/>
      <style:text-properties fo:font-size="18pt" style:text-underline-style="none" fo:font-weight="normal" officeooo:rsid="02538d86" officeooo:paragraph-rsid="02538d86" style:font-size-asian="18pt" style:font-weight-asian="normal" style:font-size-complex="18pt" style:font-weight-complex="normal"/>
    </style:style>
    <style:style style:name="P28" style:family="paragraph" style:parent-style-name="Quotations">
      <style:paragraph-properties fo:text-align="start" style:justify-single-word="false"/>
      <style:text-properties fo:font-size="16pt" style:text-underline-style="none" fo:font-weight="normal" officeooo:rsid="0256295a" officeooo:paragraph-rsid="02138ae9" style:font-size-asian="16pt" style:font-weight-asian="normal" style:font-size-complex="16pt" style:font-weight-complex="normal"/>
    </style:style>
    <style:style style:name="P29" style:family="paragraph" style:parent-style-name="Quotations">
      <style:paragraph-properties fo:text-align="start" style:justify-single-word="false"/>
      <style:text-properties fo:font-size="16pt" style:text-underline-style="none" fo:font-weight="normal" officeooo:rsid="0258fc0e" officeooo:paragraph-rsid="0258fc0e" style:font-size-asian="16pt" style:font-weight-asian="normal" style:font-size-complex="16pt" style:font-weight-complex="normal"/>
    </style:style>
    <style:style style:name="P30" style:family="paragraph" style:parent-style-name="Quotations">
      <style:paragraph-properties fo:text-align="start" style:justify-single-word="false"/>
      <style:text-properties fo:font-size="16pt" style:text-underline-style="none" fo:font-weight="normal" officeooo:rsid="025a348d" officeooo:paragraph-rsid="025a348d" style:font-size-asian="16pt" style:font-weight-asian="normal" style:font-size-complex="16pt" style:font-weight-complex="normal"/>
    </style:style>
    <style:style style:name="P31" style:family="paragraph" style:parent-style-name="Quotations">
      <style:paragraph-properties fo:text-align="start" style:justify-single-word="false"/>
      <style:text-properties fo:font-size="16pt" style:text-underline-style="none" fo:font-weight="normal" officeooo:rsid="0258fc0e" officeooo:paragraph-rsid="0258fc0e" style:font-size-asian="14pt" style:font-weight-asian="normal" style:font-size-complex="16pt" style:font-weight-complex="normal"/>
    </style:style>
    <style:style style:name="P32" style:family="paragraph" style:parent-style-name="Quotations">
      <style:paragraph-properties fo:text-align="start" style:justify-single-word="false"/>
      <style:text-properties fo:font-size="24pt" style:text-underline-style="none" fo:font-weight="bold" officeooo:rsid="0258fc0e" officeooo:paragraph-rsid="0258fc0e" style:font-size-asian="21pt" style:font-weight-asian="bold" style:font-size-complex="24pt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53749f" style:font-weight-asian="bold" style:font-weight-complex="bold"/>
    </style:style>
    <style:style style:name="T6" style:family="text">
      <style:text-properties fo:font-weight="bold" style:font-size-asian="18pt" style:font-weight-asian="bold" style:font-weight-complex="bold"/>
    </style:style>
    <style:style style:name="T7" style:family="text">
      <style:text-properties officeooo:rsid="02527a1f"/>
    </style:style>
    <style:style style:name="T8" style:family="text">
      <style:text-properties officeooo:rsid="0253749f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size-asian="18pt"/>
    </style:style>
    <style:style style:name="T11" style:family="text">
      <style:text-properties officeooo:rsid="02538d86" style:font-size-asian="18pt"/>
    </style:style>
    <style:style style:name="T12" style:family="text">
      <style:text-properties officeooo:rsid="02570fde" style:font-size-asian="18pt"/>
    </style:style>
    <style:style style:name="T13" style:family="text">
      <style:text-properties officeooo:rsid="0256295a"/>
    </style:style>
    <style:style style:name="T14" style:family="text">
      <style:text-properties officeooo:rsid="0258fc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4">5</text:span> <text:span text:style-name="T1">AWS</text:span></text:p>
      <text:p text:style-name="P2"/>
      <text:list xml:id="list3858140267606744260" text:style-name="L1">
        <text:list-item>
          <text:p text:style-name="P17"><text:span text:style-name="T2">Assignment </text:span><text:span text:style-name="T3">1</text:span></text:p>
          <text:p text:style-name="P23">- create a key pair using ansible </text:p>
          <text:p text:style-name="P25">- create one security group that would allow you to ssh into the instance </text:p>
          <text:p text:style-name="P24">- using the key that you created, launch an instance in default vpc of N.virginia region with tags of your choice </text:p>
        </text:list-item>
      </text:list>
      <text:p text:style-name="P28"/>
      <text:p text:style-name="P32">SOLUTION</text:p>
      <text:p text:style-name="P29"/>
      <text:p text:style-name="P30">---</text:p>
      <text:p text:style-name="P30">- name: "AWS"</text:p>
      <text:p text:style-name="P30"><text:s text:c="2"/>hosts: localhost</text:p>
      <text:p text:style-name="P30"><text:s text:c="2"/>gather_facts: false</text:p>
      <text:p text:style-name="P30"><text:s text:c="2"/>tasks:</text:p>
      <text:p text:style-name="P30"><text:s text:c="2"/>- name: "Creating an IAM user"</text:p>
      <text:p text:style-name="P30"><text:s text:c="4"/>iam:</text:p>
      <text:p text:style-name="P30"><text:s text:c="5"/>iam_type: user</text:p>
      <text:p text:style-name="P30"><text:s text:c="5"/>name: anshul</text:p>
      <text:p text:style-name="P30"><text:s text:c="5"/>state: present</text:p>
      <text:p text:style-name="P30"><text:s text:c="5"/>groups: lovedeep</text:p>
      <text:p text:style-name="P30"><text:s text:c="5"/>password: 123</text:p>
      <text:p text:style-name="P30"><text:s text:c="5"/>access_key_state: create</text:p>
      <text:p text:style-name="P30"><text:s text:c="2"/>- name:</text:p>
      <text:p text:style-name="P30"><text:s text:c="4"/>ec2_group:</text:p>
      <text:p text:style-name="P30"><text:s text:c="6"/>name: Anshul-SG</text:p>
      <text:p text:style-name="P30"><text:s text:c="6"/>description: sg with rule descriptions</text:p>
      <text:p text:style-name="P30"><text:s text:c="6"/>vpc_id: vpc-d46529bc</text:p>
      <text:p text:style-name="P30"><text:s text:c="6"/>region: ap-south-1</text:p>
      <text:p text:style-name="P30"><text:s text:c="6"/>rules:</text:p>
      <text:p text:style-name="P30"><text:s text:c="7"/>- proto: tcp</text:p>
      <text:p text:style-name="P30"><text:s text:c="9"/>from_port: 80</text:p>
      <text:p text:style-name="P30"><text:s text:c="9"/>to_port: 80</text:p>
      <text:p text:style-name="P30"><text:s text:c="9"/>cidr_ip: 0.0.0.0/0</text:p>
      <text:p text:style-name="P30"><text:soft-page-break/><text:s text:c="9"/>from_port: 22</text:p>
      <text:p text:style-name="P30"><text:s text:c="9"/>to_port: 22</text:p>
      <text:p text:style-name="P30"><text:s text:c="9"/>cidr_ip: 10.0.0.0/8</text:p>
      <text:p text:style-name="P30"/>
      <text:p text:style-name="P30"><text:s text:c="2"/>- name: "Creating an EC2 Instance"</text:p>
      <text:p text:style-name="P30"><text:s text:c="4"/>ec2:</text:p>
      <text:p text:style-name="P30"><text:s text:c="6"/>key_name: Lovedeep-Public</text:p>
      <text:p text:style-name="P30"><text:s text:c="6"/>instance_type: t2.micro</text:p>
      <text:p text:style-name="P30"><text:s text:c="6"/>image: ami-41e9c52e</text:p>
      <text:p text:style-name="P30"><text:s text:c="6"/>region: ap-south-1</text:p>
      <text:p text:style-name="P30"><text:s text:c="6"/>volumes:</text:p>
      <text:p text:style-name="P30"><text:s text:c="9"/>- device_name: /dev/sda1</text:p>
      <text:p text:style-name="P30"><text:s text:c="11"/>volume_type: gp2</text:p>
      <text:p text:style-name="P30"><text:s text:c="11"/>volume_size: 8</text:p>
      <text:p text:style-name="P30"><text:s text:c="11"/>delete_on_termination: true</text:p>
      <text:p text:style-name="P30"><text:s text:c="6"/>instance_tags:</text:p>
      <text:p text:style-name="P30"><text:s text:c="9"/>key: Name</text:p>
      <text:p text:style-name="P30"><text:s text:c="9"/>value: love</text:p>
      <text:p text:style-name="P30"><text:s text:c="6"/>count: 1</text:p>
      <text:p text:style-name="P30"><text:s text:c="6"/>vpc_subnet_id: subnet-a2af0eee</text:p>
      <text:p text:style-name="P30"><text:s text:c="6"/>assign_public_ip: yes</text:p>
      <text:p text:style-name="P30"><text:s text:c="6"/>state: present</text:p>
      <text:p text:style-name="P30">...</text:p>
      <text:p text:style-name="P32"/>
      <text:p text:style-name="P31">![Playbook YML]()</text:p>
      <text:p text:style-name="P31"/>
      <text:p text:style-name="P31">![Playbook Run]()</text:p>
      <text:p text:style-name="P31"/>
      <text:p text:style-name="P31">![IAM Role]()</text:p>
      <text:p text:style-name="P31"/>
      <text:p text:style-name="P31">![Security Group]()</text:p>
      <text:p text:style-name="P31"/>
      <text:p text:style-name="P31">![Instance]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30T01:27:17.789428179</dc:date>
    <meta:editing-duration>P1DT9H5M58S</meta:editing-duration>
    <meta:editing-cycles>310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158" meta:character-count="1316" meta:non-whitespace-character-count="951"/>
  </office:meta>
</office:document-meta>
</file>